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ccae1" officeooo:paragraph-rsid="000ccae1" style:font-size-asian="12.25pt" style:font-size-complex="14pt"/>
    </style:style>
    <style:style style:name="P2" style:family="paragraph" style:parent-style-name="Standard" style:list-style-name="L1">
      <style:text-properties style:font-name="Times New Roman" fo:font-size="14pt" officeooo:rsid="000ccae1" officeooo:paragraph-rsid="000ccae1" style:font-size-asian="12.25pt" style:font-size-complex="14pt"/>
    </style:style>
    <style:style style:name="P3" style:family="paragraph" style:parent-style-name="Standard">
      <style:text-properties officeooo:paragraph-rsid="000cca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eaca2"/>
    </style:style>
    <style:style style:name="T4" style:family="text">
      <style:text-properties style:font-name="Times New Roman" fo:font-size="14pt" fo:font-weight="bold" officeooo:rsid="000ccae1" style:font-size-asian="12.25pt" style:font-weight-asian="bold" style:font-size-complex="14pt" style:font-weight-complex="bold"/>
    </style:style>
    <style:style style:name="T5" style:family="text">
      <style:text-properties style:font-name="Times New Roman" fo:font-size="14pt" fo:font-weight="normal" officeooo:rsid="000ccae1" style:font-size-asian="12.25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0eaca2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ема: </text:span>Мониторинг и визуализация криминального контента из туманной вычислительной среды.</text:p>
      <text:p text:style-name="P1"/>
      <text:p text:style-name="P1"><text:span text:style-name="T1">Техническое задание:</text:span> </text:p>
      <text:list xml:id="list1177511245" text:style-name="L1">
        <text:list-item>
          <text:p text:style-name="P2">создать модель машинного обучения для классификации изображений;</text:p>
        </text:list-item>
        <text:list-item>
          <text:p text:style-name="P2">собрать датасет изображений для обучения нейросети;</text:p>
        </text:list-item>
        <text:list-item>
          <text:p text:style-name="P2">написать расширение для браузера Chrome, которое считывает изображения с активной веб-страницы;</text:p>
        </text:list-item>
        <text:list-item>
          <text:p text:style-name="P2">написать облачный сервер на Python, который будет классифицировать изображения с помощью обученной модели нейросети.</text:p>
        </text:list-item>
      </text:list>
      <text:p text:style-name="P1"/>
      <text:p text:style-name="P1"><text:span text:style-name="T1">Конечный результат:</text:span> расширение для браузера Chrome, анализирующее изображения на криминальное содержание.</text:p>
      <text:p text:style-name="P1"/>
      <text:p text:style-name="P3"><text:span text:style-name="T4">Аннотация: </text:span><text:span text:style-name="T5">на данный момент готово расширение для считывания изображений с веб-сайта; собран датасет для обучения модели; </text:span><text:span text:style-name="T6">начата оптимизация разработанной модели нейросе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2T17:45:13.172144886</meta:creation-date>
    <dc:date>2023-05-02T18:03:45.256276987</dc:date>
    <meta:editing-duration>PT1M33S</meta:editing-duration>
    <meta:editing-cycles>1</meta:editing-cycles>
    <meta:document-statistic meta:table-count="0" meta:image-count="0" meta:object-count="0" meta:page-count="1" meta:paragraph-count="8" meta:word-count="86" meta:character-count="716" meta:non-whitespace-character-count="641"/>
    <meta:generator>LibreOffice/6.4.7.2$Linux_X86_64 LibreOffice_project/40$Build-2</meta:generator>
  </office:meta>
</office:document-meta>
</file>